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7B000000823D7E6C58.jpg" manifest:media-type=""/>
  <manifest:file-entry manifest:full-path="Pictures/100000000000007D00000080D4FA249E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Book Antiqua1" svg:font-family="'Book Antiqua'"/>
    <style:font-face style:name="Monotype Corsiva" svg:font-family="'Monotype Corsiva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Book Antiqua2" svg:font-family="'Book Antiqua'" style:font-pitch="variable"/>
    <style:font-face style:name="Monotype Corsiva1" svg:font-family="'Monotype Corsiva'" style:font-pitch="variable"/>
    <style:font-face style:name="Times New Roman2" svg:font-family="'Times New Roman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2.247cm" fo:margin-left="0.635cm" table:align="left"/>
    </style:style>
    <style:style style:name="Table1.A" style:family="table-column">
      <style:table-column-properties style:column-width="0.806cm"/>
    </style:style>
    <style:style style:name="Table1.B" style:family="table-column">
      <style:table-column-properties style:column-width="10.329cm"/>
    </style:style>
    <style:style style:name="Table1.C" style:family="table-column">
      <style:table-column-properties style:column-width="1.111cm"/>
    </style:style>
    <style:style style:name="Table1.1" style:family="table-row">
      <style:table-row-properties style:min-row-height="0.586cm" style:use-optimal-row-height="false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Table1.B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" style:family="table">
      <style:table-properties style:width="15.478cm" fo:margin-left="0.635cm" table:align="left"/>
    </style:style>
    <style:style style:name="Table2.A" style:family="table-column">
      <style:table-column-properties style:column-width="5.133cm"/>
    </style:style>
    <style:style style:name="Table2.B" style:family="table-column">
      <style:table-column-properties style:column-width="5.179cm"/>
    </style:style>
    <style:style style:name="Table2.C" style:family="table-column">
      <style:table-column-properties style:column-width="5.166cm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Encabezado">
      <style:paragraph-properties>
        <style:tab-stops>
          <style:tab-stop style:position="2.611cm"/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Encabezado">
      <style:paragraph-properties fo:text-align="center" style:justify-single-word="false"/>
      <style:text-properties style:font-name="Book Antiqua" fo:font-size="14pt" fo:font-style="italic" fo:font-weight="bold" style:font-size-asian="14pt" style:font-style-asian="italic" style:font-weight-asian="bold" style:font-size-complex="14pt"/>
    </style:style>
    <style:style style:name="P3" style:family="paragraph" style:parent-style-name="Pie_20_de_20_página">
      <style:paragraph-properties fo:margin-left="0cm" fo:margin-right="0cm" fo:text-indent="1.249cm" style:auto-text-indent="false"/>
    </style:style>
    <style:style style:name="P4" style:family="paragraph" style:parent-style-name="Pie_20_de_20_página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P5" style:family="paragraph" style:parent-style-name="Pie_20_de_20_página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 style:parent-style-name="Pie_20_de_20_página">
      <style:text-properties fo:font-weight="bold" style:font-weight-asian="bold"/>
    </style:style>
    <style:style style:name="P7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style-complex="italic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text-properties fo:font-size="10pt" style:font-size-asian="10pt" style:font-size-complex="10pt"/>
    </style:style>
    <style:style style:name="P10" style:family="paragraph" style:parent-style-name="Normal">
      <style:paragraph-properties fo:text-align="center" style:justify-single-word="false"/>
      <style:text-properties fo:font-size="10pt" style:font-size-asian="10pt" style:font-size-complex="10pt" style:font-style-complex="italic" style:font-weight-complex="bold"/>
    </style:style>
    <style:style style:name="P11" style:family="paragraph" style:parent-style-name="Normal">
      <style:paragraph-properties fo:line-height="150%"/>
    </style:style>
    <style:style style:name="P12" style:family="paragraph" style:parent-style-name="Normal">
      <style:text-properties fo:font-size="9pt" style:font-size-asian="9pt" style:font-size-complex="9pt" style:font-style-complex="italic" style:font-weight-complex="bold"/>
    </style:style>
    <style:style style:name="P13" style:family="paragraph" style:parent-style-name="Normal">
      <style:paragraph-properties fo:margin-left="0cm" fo:margin-right="-1.095cm" fo:line-height="150%" fo:text-indent="0cm" style:auto-text-indent="false"/>
    </style:style>
    <style:style style:name="P14" style:family="paragraph" style:parent-style-name="Normal">
      <style:paragraph-properties fo:margin-left="0cm" fo:margin-right="-1.095cm" fo:line-height="150%" fo:text-indent="0cm" style:auto-text-indent="false">
        <style:tab-stops>
          <style:tab-stop style:position="7.334cm"/>
        </style:tab-stops>
      </style:paragraph-properties>
    </style:style>
    <style:style style:name="P1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size="9pt" style:font-size-asian="9pt" style:font-size-complex="9pt" style:font-style-complex="italic" style:font-weight-complex="bold"/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18" style:family="paragraph" style:parent-style-name="Normal" style:master-page-name="MP0">
      <style:paragraph-properties style:page-number="auto" fo:break-before="page"/>
      <style:text-properties fo:font-style="italic" fo:font-weight="bold" style:font-style-asian="italic" style:font-weight-asian="bold" style:font-style-complex="italic"/>
    </style:style>
    <style:style style:name="P19" style:family="paragraph" style:parent-style-name="Normal" style:list-style-name="L1">
      <style:text-properties fo:font-size="10pt" fo:font-weight="bold" style:font-size-asian="10pt" style:font-weight-asian="bold" style:font-size-complex="10pt"/>
    </style:style>
    <style:style style:name="P20" style:family="paragraph" style:parent-style-name="Normal" style:list-style-name="L2">
      <style:text-properties fo:font-size="10pt" style:font-size-asian="10pt" style:font-size-complex="10pt" style:font-style-complex="italic" style:font-weight-complex="bold"/>
    </style:style>
    <style:style style:name="P21" style:family="paragraph" style:parent-style-name="Normal" style:list-style-name="L1">
      <style:text-properties fo:font-size="9pt" fo:font-weight="bold" style:font-size-asian="9pt" style:font-weight-asian="bold" style:font-size-complex="9pt" style:font-style-complex="italic" style:font-weight-complex="bold"/>
    </style:style>
    <style:style style:name="P22" style:family="paragraph" style:parent-style-name="Normal">
      <style:paragraph-properties fo:margin-left="11.24cm" fo:margin-right="0cm" fo:text-indent="0cm" style:auto-text-indent="false">
        <style:tab-stops/>
      </style:paragraph-properties>
      <style:text-properties officeooo:paragraph-rsid="000762ba"/>
    </style:style>
    <style:style style:name="P23" style:family="paragraph" style:parent-style-name="Título_20_1">
      <style:paragraph-properties fo:text-align="center" style:justify-single-word="false"/>
      <style:text-properties style:font-size-complex="9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99cm"/>
        </style:tab-stops>
      </style:paragraph-properties>
      <style:text-properties style:font-name="Tahoma" fo:font-size="10pt" style:text-underline-style="none" fo:font-weight="normal" officeooo:rsid="001f3f3a" officeooo:paragraph-rsid="000762ba" style:font-size-asian="10pt" style:font-weight-asian="normal" style:font-size-complex="10pt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6" style:family="paragraph">
      <style:paragraph-properties style:writing-mode="lr-tb" style:font-independent-line-spacing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style-complex="italic"/>
    </style:style>
    <style:style style:name="T4" style:family="text">
      <style:text-properties fo:font-size="9pt" fo:font-weight="bold" style:font-size-asian="9pt" style:font-weight-asian="bold" style:font-size-complex="9pt" style:font-style-complex="italic" style:font-weight-complex="bold"/>
    </style:style>
    <style:style style:name="T5" style:family="text">
      <style:text-properties fo:font-size="9pt" style:font-size-asian="9pt" style:font-size-complex="9pt" style:font-style-complex="italic" style:font-weight-complex="bold"/>
    </style:style>
    <style:style style:name="T6" style:family="text">
      <style:text-properties style:font-name="Times New Roman1" fo:font-size="10pt" style:font-size-asian="10pt" style:font-size-complex="10pt"/>
    </style:style>
    <style:style style:name="T7" style:family="text">
      <style:text-properties style:font-name="Times New Roman1" fo:font-size="10pt" style:font-size-asian="10pt" style:font-size-complex="10pt" style:font-style-complex="italic" style:font-weight-complex="bold"/>
    </style:style>
    <style:style style:name="T8" style:family="text">
      <style:text-properties style:font-name="Times New Roman1" fo:font-size="10pt" style:text-underline-style="none" officeooo:rsid="001f3f3a" style:font-size-asian="10pt" style:font-size-complex="10pt"/>
    </style:style>
    <style:style style:name="T9" style:family="text">
      <style:text-properties fo:color="#000000" style:text-line-through-style="none" style:text-position="0% 100%" style:font-name="Book Antiqua1" fo:font-size="12pt" fo:letter-spacing="normal" fo:language="es" fo:country="AR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style:text-line-through-style="none" style:text-position="0% 100%" style:font-name="Monotype Corsiva" fo:font-size="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9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9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svg:stroke-opacity="100%" draw:stroke-linejoin="round" draw:fill="none" fo:padding-top="-0.008cm" fo:padding-bottom="-0.008cm" fo:padding-left="-0.008cm" fo:padding-right="-0.008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>FORMULARIO DE SOLICITUD PARA PAGO DE TASA</text:p>
      <text:p text:style-name="P8"><text:span text:style-name="Fuente_20_de_20_párrafo_20_predeter."><text:span text:style-name="T3">Ley Nº 2459/04</text:span></text:span></text:p>
      <text:p text:style-name="P24"><text:placeholder text:placeholder-type="text">&lt;setLang('es_ES')&gt;</text:placeholder></text:p>
      <text:h text:style-name="P23" text:outline-level="1"><text:s text:c="155"/>Nº ………..…………</text:h>
      <text:p text:style-name="P22"><text:span text:style-name="Fuente_20_de_20_párrafo_20_predeter."><text:span text:style-name="T2"><text:s text:c="16"/>FECH</text:span></text:span><text:span text:style-name="Fuente_20_de_20_párrafo_20_predeter."><text:span text:style-name="T6">A: </text:span></text:span><text:span text:style-name="Fuente_20_de_20_párrafo_20_predeter."><text:span text:style-name="T8"><text:placeholder text:placeholder-type="text">&lt;formatLang(today(), date=True)&gt;</text:placeholder></text:span></text:span></text:p>
      <text:list xml:id="list4716071518776164894" text:style-name="L1">
        <text:list-item>
          <text:p text:style-name="P19">DATOS DEL SOLICTANTE: </text:p>
        </text:list-item>
      </text:list>
      <text:p text:style-name="P11"><text:span text:style-name="Fuente_20_de_20_párrafo_20_predeter."><text:span text:style-name="T2">Nombre de la Entidad: </text:span></text:span><text:span text:style-name="Fuente_20_de_20_párrafo_20_predeter."><text:span text:style-name="T7"><text:text-input text:description="&lt;o.operative_id.name&gt;">&lt;o.operative_id.name&gt;</text:text-input></text:span></text:span><text:bookmark text:name="bkmEntiNome"/></text:p>
      <text:p text:style-name="P13"><text:span text:style-name="Fuente_20_de_20_párrafo_20_predeter."><text:span text:style-name="T2">Calidad de Registro: </text:span></text:span><text:span text:style-name="Fuente_20_de_20_párrafo_20_predeter."><text:span text:style-name="T7"><text:text-input text:description="&lt;o.operative_id.partner_id.gov_registration_code&gt;">&lt;o.operative_id.partner_id.gov_registration_code&gt;</text:text-input></text:span></text:span><text:bookmark text:name="bkmEntiCada"/></text:p>
      <text:p text:style-name="P13"><text:span text:style-name="Fuente_20_de_20_párrafo_20_predeter."><text:span text:style-name="T2">Dirección: </text:span></text:span><text:span text:style-name="Fuente_20_de_20_párrafo_20_predeter."><text:span text:style-name="T7"><text:text-input text:description="&lt;format_partner_address(o.operative_id.partner_id)&gt;">&lt;format_partner_address(o.operative_id.partner_id)&gt;</text:text-input></text:span></text:span><text:bookmark text:name="bkmEntiEnde"/></text:p>
      <text:p text:style-name="P14"><text:span text:style-name="Fuente_20_de_20_párrafo_20_predeter."><text:span text:style-name="T2">Teléfono: </text:span></text:span><text:span text:style-name="Fuente_20_de_20_párrafo_20_predeter."><text:span text:style-name="T7"><text:text-input text:description="&lt;o.operative_id.partner_id.phone&gt;">&lt;o.operative_id.partner_id.phone&gt;</text:text-input></text:span></text:span><text:bookmark text:name="bkmEntiFone"/><text:span text:style-name="Fuente_20_de_20_párrafo_20_predeter."><text:span text:style-name="T2"><text:tab/>Fax: </text:span></text:span><text:span text:style-name="Fuente_20_de_20_párrafo_20_predeter."><text:span text:style-name="T7"><text:text-input text:description="&lt;o.operative_id.partner_id.fax&gt;">&lt;o.operative_id.partner_id.fax&gt;</text:text-input></text:span></text:span><text:bookmark text:name="bkmEntiFax"/></text:p>
      <text:list xml:id="list1713597522" text:continue-numbering="true" text:style-name="L1">
        <text:list-item>
          <text:p text:style-name="P19">SERVICIOS <text:s/>QUE SOLICITA:</text:p>
        </text:list-item>
      </text:list>
      <text:p text:style-name="P9">(Marcar con una X la solicitud que corresponde) 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4334505331268406636" text:style-name="L2">
              <text:list-item>
                <text:p text:style-name="P20"/>
              </text:list-item>
            </text:list>
          </table:table-cell>
          <table:table-cell table:style-name="Table1.B1" office:value-type="string">
            <text:p text:style-name="Normal"><text:bookmark-start text:name="bkmServNome"/><text:span text:style-name="Fuente_20_de_20_párrafo_20_predeter."><text:span text:style-name="T7"><text:text-input text:description="&lt;o.registry_category_id.name&gt;">&lt;o.registry_category_id.name&gt;</text:text-input></text:span></text:span><text:bookmark-end text:name="bkmServNome"/></text:p>
          </table:table-cell>
          <table:table-cell table:style-name="Table1.C1" office:value-type="string">
            <text:p text:style-name="P10"><text:bookmark-start text:name="bkmServChec"/><text:s/><text:bookmark-end text:name="bkmServChec"/>x</text:p>
          </table:table-cell>
        </table:table-row>
      </table:table>
      <text:p text:style-name="P12"/>
      <text:list xml:id="list1185965591" text:style-name="L1">
        <text:list-item>
          <text:p text:style-name="P21">DESCRIPCION DE LOS PRODUCTOS (a/b/c): </text:p>
        </text:list-item>
      </text:list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Normal"><text:span text:style-name="Fuente_20_de_20_párrafo_20_predeter."><text:span text:style-name="T4">Nombre Comercial</text:span></text:span></text:p>
          </table:table-cell>
          <table:table-cell table:style-name="Table2.A1" office:value-type="string">
            <text:p text:style-name="Normal"><text:span text:style-name="Fuente_20_de_20_párrafo_20_predeter."><text:span text:style-name="T4">Registro Nº</text:span></text:span></text:p>
          </table:table-cell>
          <table:table-cell table:style-name="Table2.A1" office:value-type="string">
            <text:p text:style-name="Normal"><text:span text:style-name="Fuente_20_de_20_párrafo_20_predeter."><text:span text:style-name="T4">Libre Venta Nº</text:span></text:span></text:p>
          </table:table-cell>
        </table:table-row>
        <table:table-row>
          <table:table-cell table:style-name="Table2.A1" office:value-type="string">
            <text:p text:style-name="Normal"><text:bookmark text:name="bkmProdNome"/><text:span text:style-name="Fuente_20_de_20_párrafo_20_predeter."><text:span text:style-name="T7"><text:text-input text:description="&lt;o.commercial_name&gt;">&lt;o.commercial_name&gt;</text:text-input></text:span></text:span></text:p>
          </table:table-cell>
          <table:table-cell table:style-name="Table2.A1" office:value-type="string">
            <text:p text:style-name="P17"><text:text-input text:description="&lt;o.registry_number&gt;">&lt;o.registry_number&gt;</text:text-input><text:bookmark text:name="bkmCertNume"/></text:p>
          </table:table-cell>
          <table:table-cell table:style-name="Table2.A1" office:value-type="string">
            <text:p text:style-name="P17"><text:bookmark-start text:name="bkmLivrVend"/><text:span text:style-name="Fuente_20_de_20_párrafo_20_predeter."><text:span text:style-name="T5"><text:text-input text:description="&lt;o.free_sale_number&gt;">&lt;o.free_sale_number&gt;</text:text-input></text:span></text:span><text:bookmark-end text:name="bkmLivrVend"/></text:p>
          </table:table-cell>
        </table:table-row>
      </table:table>
      <text:p text:style-name="P15"/>
      <text:p text:style-name="P16"><text:span text:style-name="Fuente_20_de_20_párrafo_20_predeter."><text:span text:style-name="T4">Obs.:</text:span></text:span><text:span text:style-name="Fuente_20_de_20_párrafo_20_predeter."><text:span text:style-name="T5"> En caso de solicitar mayor cantidad de productos, anexar en un listado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Book Antiqua1" svg:font-family="'Book Antiqua'"/>
    <style:font-face style:name="Monotype Corsiva" svg:font-family="'Monotype Corsiva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Book Antiqua2" svg:font-family="'Book Antiqua'" style:font-pitch="variable"/>
    <style:font-face style:name="Monotype Corsiva1" svg:font-family="'Monotype Corsiva'" style:font-pitch="variable"/>
    <style:font-face style:name="Times New Roman2" svg:font-family="'Times New Roman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text-align="end" style:justify-single-word="false" fo:hyphenation-ladder-count="no-limit" fo:keep-with-next="always"/>
      <style:text-properties fo:font-size="9pt" fo:font-weight="bold" style:font-size-asian="9pt" style:font-weight-asian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left="0.635cm" fo:margin-right="0cm" fo:margin-top="0cm" fo:margin-bottom="0cm" style:contextual-spacing="false" fo:text-align="center" style:justify-single-word="false" fo:hyphenation-ladder-count="no-limit" fo:text-indent="0cm" style:auto-text-indent="false" fo:keep-with-next="always">
        <style:tab-stops/>
      </style:paragraph-properties>
      <style:text-properties fo:font-size="18pt" fo:font-weight="bold" style:font-size-asian="18pt" style:font-weight-asian="bold" style:font-weight-complex="bold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ngría_20_de_20_texto_20_normal" style:display-name="Sangría de texto normal" style:family="paragraph" style:parent-style-name="Normal">
      <style:paragraph-properties fo:margin-left="0.635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text-align="center" style:justify-single-word="false" fo:hyphenation-ladder-count="no-limit"/>
      <style:text-properties fo:font-size="10pt" style:font-size-asian="10pt" fo:hyphenate="false"/>
    </style:style>
    <style:style style:name="Párrafo_20_de_20_lista" style:display-name="Párrafo de lista" style:family="paragraph" style:parent-style-name="Normal">
      <style:paragraph-properties fo:margin-left="1.24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fo:font-style="normal" fo:font-weight="bold" style:font-style-asian="normal" style:font-weight-asian="bold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2" style:display-name="WW_CharLFO5LVL2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.611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3" style:family="paragraph">
      <style:paragraph-properties style:writing-mode="lr-tb" style:font-independent-line-spacing="false"/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</style:style>
    <style:style style:name="MP5" style:family="paragraph" style:parent-style-name="Header">
      <style:paragraph-properties fo:text-align="center" style:justify-single-word="false"/>
      <style:text-properties style:font-name="Book Antiqua" fo:font-size="14pt" fo:font-style="italic" fo:font-weight="bold" style:font-size-asian="14pt" style:font-style-asian="italic" style:font-weight-asian="bold" style:font-size-complex="14pt"/>
    </style:style>
    <style:style style:name="MP6" style:family="paragraph" style:parent-style-name="Footer">
      <style:paragraph-properties fo:margin-left="0cm" fo:margin-right="0cm" fo:text-indent="1.249cm" style:auto-text-indent="false"/>
    </style:style>
    <style:style style:name="MP7" style:family="paragraph" style:parent-style-name="Footer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MP8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9" style:family="paragraph" style:parent-style-name="Footer">
      <style:text-properties fo:font-weight="bold" style:font-weight-asian="bold"/>
    </style:style>
    <style:style style:name="MT1" style:family="text">
      <style:text-properties fo:color="#000000" style:text-line-through-style="none" style:text-position="0% 100%" style:font-name="Book Antiqua1" fo:font-size="12pt" fo:letter-spacing="normal" fo:language="es" fo:country="AR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style:style style:name="MT2" style:family="text">
      <style:text-properties fo:color="#000000" style:text-line-through-style="none" style:text-position="0% 100%" style:font-name="Monotype Corsiva" fo:font-size="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M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000000" svg:stroke-opacity="100%" draw:stroke-linejoin="round" draw:fill="none" fo:padding-top="-0.008cm" fo:padding-bottom="-0.008cm" fo:padding-left="-0.008cm" fo:padding-right="-0.008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51cm" fo:margin-bottom="1.251cm" fo:margin-left="3cm" fo:margin-right="2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aphics1" text:anchor-type="paragraph" svg:x="0cm" svg:y="0cm" svg:width="1.926cm" svg:height="1.85cm" draw:z-index="4"><draw:image xlink:href="Pictures/100000000000007D00000080D4FA249E.jpg" xlink:type="simple" xlink:show="embed" xlink:actuate="onLoad"/></draw:frame><draw:frame draw:style-name="Mfr2" draw:name="graphics2" text:anchor-type="paragraph" svg:x="13.48cm" svg:y="0cm" svg:width="2.051cm" svg:height="2.17cm" draw:z-index="5"><draw:image xlink:href="Pictures/100000000000007B000000823D7E6C58.jpg" xlink:type="simple" xlink:show="embed" xlink:actuate="onLoad"/></draw:frame><draw:custom-shape text:anchor-type="paragraph" draw:z-index="0" draw:name="WordArt 1" draw:style-name="Mgr1" draw:text-style-name="MP3" svg:width="4.763cm" svg:height="0.74cm" svg:x="5.133cm" svg:y="0.03cm"><text:p text:style-name="MP2"><text:span text:style-name="MT1">SENAVE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draw:custom-shape text:anchor-type="paragraph" draw:z-index="1" draw:name="WordArt 2" draw:style-name="Mgr1" draw:text-style-name="MP3" svg:width="10.478cm" svg:height="0.636cm" svg:x="2.223cm" svg:y="1.3cm"><text:p text:style-name="MP2"><text:span text:style-name="MT2">Servicio Nacional de Calidad y Sanidad Vegetal y de Semillas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text:tab/></text:p>
        <text:p text:style-name="MP1"/>
        <text:p text:style-name="MP1"/>
        <text:p text:style-name="MP1"/>
        <text:p text:style-name="Header"><draw:custom-shape text:anchor-type="paragraph" draw:z-index="2" draw:name="WordArt 3" draw:style-name="Mgr1" draw:text-style-name="MP4" svg:width="10.478cm" svg:height="0.636cm" svg:x="2.223cm" svg:y="0.347cm"><text:p text:style-name="MP2"><text:span text:style-name="MT2">Direccion de Agroquimicos Calidad e Inocuidad de Productos Vegetales</text:span></text:p><draw:enhanced-geometry svg:viewBox="0 0 21600 21600" draw:mirror-horizontal="false" draw:mirror-vertical="false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  <text:p text:style-name="MP5"/>
        <text:p text:style-name="MP5">Departamento de Control de Insumos</text:p>
      </style:header>
      <style:footer>
        <text:p text:style-name="MP6"><draw:connector text:anchor-type="paragraph" draw:z-index="3" draw:name="Line 7" draw:style-name="Mgr2" draw:type="line" svg:x1="0cm" svg:y1="-0.336cm" svg:x2="15.558cm" svg:y2="-0.336cm" svg:d="m0-337h15558" svg:viewBox="0 0 15559 2"><text:p/></draw:connector><text:span text:style-name="Fuente_20_de_20_párrafo_20_predeter."><text:span text:style-name="MT3">Servicio Nacional de Sanidad y Calidad Vegetal y de Semillas ( SENAVE)</text:span></text:span></text:p>
        <text:p text:style-name="MP7">Dirección de Agroquímicos- Dpto. Control de Insumos.</text:p>
        <text:p text:style-name="MP8">Asunción – Edificio Planeta 1, Humaita 145, Teléfonos: (021)441 549 - 445769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ANEXO Nº 1</dc:title>
    <meta:initial-creator>Chosco</meta:initial-creator>
    <dc:creator>Juan Scarafía</dc:creator>
    <meta:creation-date>2012-12-13T19:02:00Z</meta:creation-date>
    <dc:date>2013-06-28T19:20:19</dc:date>
    <meta:print-date>2010-01-15T12:44:00Z</meta:print-date>
    <meta:editing-cycles>14</meta:editing-cycles>
    <meta:editing-duration>PT1H49M44S</meta:editing-duration>
    <meta:document-statistic meta:table-count="2" meta:image-count="2" meta:object-count="0" meta:page-count="1" meta:paragraph-count="28" meta:word-count="114" meta:character-count="1131" meta:non-whitespace-character-count="867"/>
    <meta:template xlink:type="simple" xlink:actuate="onRequest" xlink:title="" xlink:href="PagoTasa.dotx"/>
  </office:meta>
</office:document-meta>
</file>